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68fb" officeooo:paragraph-rsid="001d68fb"/>
    </style:style>
    <style:style style:name="P2" style:family="paragraph" style:parent-style-name="Standard">
      <style:paragraph-properties fo:text-align="start" style:justify-single-word="false"/>
      <style:text-properties officeooo:rsid="001d68fb" officeooo:paragraph-rsid="001d68fb"/>
    </style:style>
    <style:style style:name="P3" style:family="paragraph" style:parent-style-name="Standard">
      <style:paragraph-properties fo:text-align="start" style:justify-single-word="false"/>
      <style:text-properties officeooo:paragraph-rsid="001d68fb"/>
    </style:style>
    <style:style style:name="P4" style:family="paragraph" style:parent-style-name="Standard">
      <style:paragraph-properties fo:text-align="start" style:justify-single-word="false"/>
      <style:text-properties officeooo:paragraph-rsid="001ef7c1"/>
    </style:style>
    <style:style style:name="P5" style:family="paragraph" style:parent-style-name="Standard">
      <style:paragraph-properties fo:text-align="start" style:justify-single-word="false"/>
      <style:text-properties officeooo:rsid="001ef7c1" officeooo:paragraph-rsid="001ef7c1"/>
    </style:style>
    <style:style style:name="P6" style:family="paragraph" style:parent-style-name="Standard">
      <style:paragraph-properties fo:text-align="start" style:justify-single-word="false"/>
      <style:text-properties officeooo:rsid="001fb2c7" officeooo:paragraph-rsid="001fb2c7"/>
    </style:style>
    <style:style style:name="T1" style:family="text">
      <style:text-properties officeooo:rsid="001d68fb"/>
    </style:style>
    <style:style style:name="T2" style:family="text">
      <style:text-properties officeooo:rsid="001ef7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es jardins de l’univers</text:p>
      <text:p text:style-name="P1">Ferme Médicinale et thérapeutique </text:p>
      <text:p text:style-name="P1">Production de PPAM</text:p>
      <text:p text:style-name="P1"/>
      <text:p text:style-name="P1"/>
      <text:p text:style-name="P1">Projet d’installat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Le projet 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rcours professionne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inalités et objectif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aractéristique du territoire</text:p>
      <text:p text:style-name="P2"/>
      <text:p text:style-name="P2"/>
      <text:p text:style-name="P2"/>
      <text:p text:style-name="P2"/>
      <text:p text:style-name="P2"/>
      <text:p text:style-name="P2"/>
      <text:p text:style-name="P2"><text:tab/>Contexte poitiqu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Contexte environnement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Contexte soci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aractéristique juridique et fiscales de l’installation</text:p>
      <text:p text:style-name="P2"/>
      <text:p text:style-name="P2"/>
      <text:p text:style-name="P3"><text:span text:style-name="T1"><text:tab/>Statut socia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Statut juridique</text:p>
      <text:p text:style-name="P2"/>
      <text:p text:style-name="P2"/>
      <text:p text:style-name="P2"/>
      <text:p text:style-name="P2"/>
      <text:p text:style-name="P2"/>
      <text:p text:style-name="P2"/>
      <text:p text:style-name="P2"><text:tab/>Statut fiscal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’outil de production à acquérir.</text:p>
      <text:p text:style-name="P2"/>
      <text:p text:style-name="P2"/>
      <text:p text:style-name="P2"><text:tab/>Le fonci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Les investissement.</text:p>
      <text:p text:style-name="P2"/>
      <text:p text:style-name="P2"><text:tab/><text:tab/>Listes + estimation coup et devis</text:p>
      <text:p text:style-name="P2"><text:tab/><text:tab/><text:tab/>Serre.</text:p>
      <text:p text:style-name="P2"><text:tab/><text:tab/><text:tab/>Atelier de transformation.</text:p>
      <text:p text:style-name="P2"/>
      <text:p text:style-name="P2"><text:tab/><text:tab/><text:tab/>Irrigation</text:p>
      <text:p text:style-name="P2"><text:tab/><text:tab/><text:tab/>Energie</text:p>
      <text:p text:style-name="P2"/>
      <text:p text:style-name="P2"><text:tab/><text:tab/><text:tab/>Le Matériel de production</text:p>
      <text:p text:style-name="P2"><text:tab/><text:tab/><text:tab/><text:span text:style-name="T2">Semences / bouture / plan certifier BI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tab/>Plan de finance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span text:style-name="T2">Tableau récapitulatif des investissement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Bilan Comptable à l’ouvertu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mptabilité Analyt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rganisation du travail.</text:p>
      <text:p text:style-name="P5"><text:tab/>Etape de réalisation.</text:p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><text:span text:style-name="T2"><text:tab/>Planification en cycle« productions / ventes 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ritère technico-économique</text:p>
      <text:p text:style-name="P5"><text:tab/>Plan de culture</text:p>
      <text:p text:style-name="P5"><text:tab/><text:tab/>Assolement</text:p>
      <text:p text:style-name="P5"><text:tab/><text:tab/>Itinéraire technique de chaque PPAMs.</text:p>
      <text:p text:style-name="P5"><text:tab/><text:tab/>Principe MSV et cahier des charges bio ou … </text:p>
      <text:p text:style-name="P5"><text:tab/><text:tab/>Atelier semences / boutures / plan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Etude de marché et débouché / clients potentielle</text:p>
      <text:p text:style-name="P5"><text:tab/><text:tab/>4 P //·…… + maitrise des cout et reduction de charges</text:p>
      <text:p text:style-name="P4"><text:span text:style-name="T2"><text:tab/><text:tab/>tableau de produits + prix + rendement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ompte de résultât prévisionnel ( 3n + 1) ou n = 1 a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mptabilité analytique ( Seuil intermédiaire de gestion ) </text:p>
      <text:p text:style-name="P5">EBE !!!!</text:p>
      <text:p text:style-name="P5">MBG !!</text:p>
      <text:p text:style-name="P5">…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Matrice des gain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Budget de trésoreri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oints de vigilanc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artenaire de l’entrepris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2-22T09:42:44.900095507</meta:creation-date>
    <dc:date>2021-02-22T10:30:56.097876812</dc:date>
    <meta:editing-duration>PT4M49S</meta:editing-duration>
    <meta:editing-cycles>1</meta:editing-cycles>
    <meta:document-statistic meta:table-count="0" meta:image-count="0" meta:object-count="0" meta:page-count="11" meta:paragraph-count="51" meta:word-count="190" meta:character-count="1319" meta:non-whitespace-character-count="1126"/>
    <meta:generator>LibreOffice/6.4.4.2$MacOSX_X86_64 LibreOffice_project/3d775be2011f3886db32dfd395a6a6d1ca2630ff</meta:generator>
  </office:meta>
</office:document-meta>
</file>